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smerida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lorophtalmida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alepidida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gilida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herinida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angida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omeida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rlucida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onoda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hyraenida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ombrida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lonida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comberesocida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emiramphida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Xiphiida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stiophorida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olida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yngathida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lepisauridae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ichiurida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achipterida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galecita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Lophotidae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cheneida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cipencirida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mmodytida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yprinodontida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ocida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parida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yphosyda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aemulida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raponida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obotida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eiognathida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utjanida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ythitida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dida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brida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caridae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ganida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aetodontida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canthurida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locentrida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iacanthidae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erranida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olyprionida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pogonida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cianida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olynemida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orida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crourida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aproida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Zeida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empherida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acroramphosida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asterosteidae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alistidae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istulariida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nocanthida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etraodontidae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iodontida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Ostraci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2-08T11:17:11.345965154</dc:date>
    <meta:editing-duration>PT5H52M44S</meta:editing-duration>
    <meta:editing-cycles>35</meta:editing-cycles>
    <meta:generator>LibreOffice/7.3.7.2$Linux_X86_64 LibreOffice_project/30$Build-2</meta:generator>
    <meta:document-statistic meta:table-count="1" meta:cell-count="158" meta:object-count="0"/>
  </office:meta>
</office:document-meta>
</file>